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Hiperv_237_nculo" style:data-style-name="N0">
      <style:table-cell-properties fo:border="thin solid #000000" style:vertical-align="middle" fo:wrap-option="wrap"/>
      <style:text-properties fo:color="#0000FF" style:text-underline-style="solid" style:text-underline-type="single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10.292291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BanEcuador B.P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6875in" svg:y="0.229166666666667in" svg:width="1.5in" svg:height="0.82291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PM-06-2021-V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6875in" svg:y="0.447916666666667in" svg:width="1.5in" svg:height="0.82291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BANEC_ColocacionSegmento_2021Octubre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96875in" svg:y="0.65625in" svg:width="1.5in" svg:height="0.82291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Colocación por segmento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96875in" svg:y="0.854166666666667in" svg:width="1.5in" svg:height="0.82291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3">
            <text:p>Se refiere al tipo de cartera que maneja la institución esta es comercial, consumo y Microcrédit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4" svg:x="1.96875in" svg:y="1.125in" svg:width="1.5in" svg:height="0.822916666666667in">
              <dc:creator>JP</dc:creator>
              <text:p><text:span text:style-name="T1">JP:</text:span><text:span text:style-name="T2"/></text:p>
              <text:p><text:span text:style-name="T2">direccion web institucional</text:span></text:p>
            </office:annotation>
            <text:p>Código institución</text:p>
          </table:table-cell>
          <table:table-cell office:value-type="string" table:style-name="ce4">
            <text:p><text:a xlink:href="http://www.banecuador.fin.ec/">www.banecuador.fin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1-12-07T00:00:00" table:style-name="ce5">
            <text:p>2021-12-0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Trimestral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5" svg:x="1.96875in" svg:y="1.94791666666667in" svg:width="1.5in" svg:height="0.822916666666667in">
              <dc:creator>JP</dc:creator>
              <text:p><text:span text:style-name="T1">JP:</text:span><text:span text:style-name="T2"/></text:p>
              <text:p><text:span text:style-name="T2">Fuente u origen de los datos</text:span></text:p>
            </office:annotation>
            <text:p>Archivo maestro</text:p>
          </table:table-cell>
          <table:table-cell office:value-type="string" table:style-name="ce3">
            <text:p>Datos de datos de riesgos - Colocació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6" svg:x="1.96875in" svg:y="2.35416666666667in" svg:width="1.5in" svg:height="0.822916666666667in">
              <dc:creator>JP</dc:creator>
              <text:p><text:span text:style-name="T1">JP:</text:span><text:span text:style-name="T2"/></text:p>
              <text:p><text:span text:style-name="T2">correo del funcionario responsable dentro de la institución</text:span></text:p>
            </office:annotation>
            <text:p>Responsable</text:p>
          </table:table-cell>
          <table:table-cell office:value-type="string" table:style-name="ce3">
            <text:p>Milton.Cevallos@banecuador.fin.ec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7" svg:x="1.96875in" svg:y="2.57291666666667in" svg:width="1.5in" svg:height="0.822916666666667in">
              <dc:creator>JP</dc:creator>
              <text:p><text:span text:style-name="T1">JP:</text:span><text:span text:style-name="T2"/></text:p>
              <text:p><text:span text:style-name="T2">Idioma</text:span></text:p>
            </office:annotation>
            <text:p>Lenguaje</text:p>
          </table:table-cell>
          <table:table-cell office:value-type="string" table:style-name="ce3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iquetas</text:p>
          </table:table-cell>
          <table:table-cell office:value-type="string" table:style-name="ce3">
            <text:p>Colocación por segment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<text:a xlink:href="http://www.telecomunicaciones.gob.ec/transparencia/">www.telecomunicaciones.gob.ec/transparencia/</text:a>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Carrera Rosales Geovanna Pamela</dc:creator>
    <meta:creation-date>2020-12-02T17:01:11Z</meta:creation-date>
    <dc:date>2021-12-08T21:01:01Z</dc:date>
  </office:meta>
</office:document-meta>
</file>